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375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f995" officeooo:paragraph-rsid="001df995"/>
    </style:style>
    <style:style style:name="P2" style:family="paragraph" style:parent-style-name="Standard">
      <style:text-properties officeooo:rsid="001ee75e" officeooo:paragraph-rsid="001ee75e"/>
    </style:style>
    <style:style style:name="P3" style:family="paragraph" style:parent-style-name="Standard">
      <style:text-properties officeooo:rsid="00384337" officeooo:paragraph-rsid="00384337"/>
    </style:style>
    <style:style style:name="P4" style:family="paragraph" style:parent-style-name="Standard">
      <style:text-properties officeooo:rsid="00390530" officeooo:paragraph-rsid="00390530"/>
    </style:style>
    <style:style style:name="P5" style:family="paragraph" style:parent-style-name="Standard">
      <style:text-properties officeooo:rsid="0036c225" officeooo:paragraph-rsid="0036c225"/>
    </style:style>
    <style:style style:name="P6" style:family="paragraph" style:parent-style-name="Standard">
      <style:text-properties officeooo:rsid="005581c4" officeooo:paragraph-rsid="0036c225"/>
    </style:style>
    <style:style style:name="P7" style:family="paragraph" style:parent-style-name="Standard" style:list-style-name="L1">
      <style:text-properties officeooo:rsid="001df995" officeooo:paragraph-rsid="001df995"/>
    </style:style>
    <style:style style:name="P8" style:family="paragraph" style:parent-style-name="Standard">
      <style:text-properties officeooo:rsid="001df995" officeooo:paragraph-rsid="001df995"/>
    </style:style>
    <style:style style:name="P9" style:family="paragraph" style:parent-style-name="Standard" style:list-style-name="L1">
      <style:text-properties officeooo:rsid="003d9dc9" officeooo:paragraph-rsid="003d9dc9"/>
    </style:style>
    <style:style style:name="P10" style:family="paragraph" style:parent-style-name="Standard" style:list-style-name="L1">
      <style:text-properties officeooo:rsid="003f3b7c" officeooo:paragraph-rsid="003f3b7c"/>
    </style:style>
    <style:style style:name="P11" style:family="paragraph" style:parent-style-name="Standard" style:list-style-name="L1">
      <style:text-properties officeooo:rsid="00406e5b" officeooo:paragraph-rsid="00406e5b"/>
    </style:style>
    <style:style style:name="P12" style:family="paragraph" style:parent-style-name="Standard" style:list-style-name="L2">
      <style:text-properties officeooo:rsid="0020d48b" officeooo:paragraph-rsid="001df995"/>
    </style:style>
    <style:style style:name="P13" style:family="paragraph" style:parent-style-name="Standard" style:list-style-name="L2">
      <style:text-properties officeooo:rsid="00497c7e" officeooo:paragraph-rsid="00497c7e"/>
    </style:style>
    <style:style style:name="P14" style:family="paragraph" style:parent-style-name="Standard" style:list-style-name="L2">
      <style:text-properties officeooo:rsid="00543449" officeooo:paragraph-rsid="00543449"/>
    </style:style>
    <style:style style:name="P15" style:family="paragraph" style:parent-style-name="Standard" style:list-style-name="L2">
      <style:text-properties officeooo:rsid="00224746" officeooo:paragraph-rsid="00224746"/>
    </style:style>
    <style:style style:name="P16" style:family="paragraph" style:parent-style-name="Standard" style:list-style-name="L2">
      <style:text-properties officeooo:rsid="00250fbc" officeooo:paragraph-rsid="00250fbc"/>
    </style:style>
    <style:style style:name="P17" style:family="paragraph" style:parent-style-name="Standard" style:list-style-name="L2">
      <style:text-properties officeooo:rsid="002f82b1" officeooo:paragraph-rsid="0031474f"/>
    </style:style>
    <style:style style:name="P18" style:family="paragraph" style:parent-style-name="Standard" style:list-style-name="L2">
      <style:text-properties officeooo:rsid="0031474f" officeooo:paragraph-rsid="0031474f"/>
    </style:style>
    <style:style style:name="P19" style:family="paragraph" style:parent-style-name="Standard" style:list-style-name="L2">
      <style:text-properties officeooo:rsid="0031c013" officeooo:paragraph-rsid="0031c013"/>
    </style:style>
    <style:style style:name="P20" style:family="paragraph" style:parent-style-name="Standard" style:list-style-name="L2">
      <style:text-properties officeooo:rsid="00321b4b" officeooo:paragraph-rsid="00321b4b"/>
    </style:style>
    <style:style style:name="P21" style:family="paragraph" style:parent-style-name="Standard" style:list-style-name="L2">
      <style:text-properties officeooo:rsid="0033fca1" officeooo:paragraph-rsid="0033fca1"/>
    </style:style>
    <style:style style:name="P22" style:family="paragraph" style:parent-style-name="Standard" style:list-style-name="L2">
      <style:text-properties officeooo:rsid="0036c225" officeooo:paragraph-rsid="0036c225"/>
    </style:style>
    <style:style style:name="P23" style:family="paragraph" style:parent-style-name="Table_20_Contents">
      <style:text-properties officeooo:rsid="0062dfd2" officeooo:paragraph-rsid="0062dfd2"/>
    </style:style>
    <style:style style:name="P24" style:family="paragraph" style:parent-style-name="Table_20_Contents">
      <style:text-properties officeooo:rsid="006911a9" officeooo:paragraph-rsid="006911a9"/>
    </style:style>
    <style:style style:name="T1" style:family="text">
      <style:text-properties style:text-position="super 58%"/>
    </style:style>
    <style:style style:name="T2" style:family="text">
      <style:text-properties officeooo:rsid="001ee75e"/>
    </style:style>
    <style:style style:name="T3" style:family="text">
      <style:text-properties officeooo:rsid="002244e0"/>
    </style:style>
    <style:style style:name="T4" style:family="text">
      <style:text-properties officeooo:rsid="00224746"/>
    </style:style>
    <style:style style:name="T5" style:family="text">
      <style:text-properties officeooo:rsid="002390d5"/>
    </style:style>
    <style:style style:name="T6" style:family="text">
      <style:text-properties officeooo:rsid="00361870"/>
    </style:style>
    <style:style style:name="T7" style:family="text">
      <style:text-properties officeooo:rsid="00384337"/>
    </style:style>
    <style:style style:name="T8" style:family="text">
      <style:text-properties officeooo:rsid="00390530"/>
    </style:style>
    <style:style style:name="T9" style:family="text">
      <style:text-properties officeooo:rsid="0039d633"/>
    </style:style>
    <style:style style:name="T10" style:family="text">
      <style:text-properties officeooo:rsid="003c9eb8"/>
    </style:style>
    <style:style style:name="T11" style:family="text">
      <style:text-properties officeooo:rsid="003d9dc9"/>
    </style:style>
    <style:style style:name="T12" style:family="text">
      <style:text-properties officeooo:rsid="003f3b7c"/>
    </style:style>
    <style:style style:name="T13" style:family="text">
      <style:text-properties officeooo:rsid="0041b560"/>
    </style:style>
    <style:style style:name="T14" style:family="text">
      <style:text-properties officeooo:rsid="0041df15"/>
    </style:style>
    <style:style style:name="T15" style:family="text">
      <style:text-properties officeooo:rsid="00445c48"/>
    </style:style>
    <style:style style:name="T16" style:family="text">
      <style:text-properties officeooo:rsid="0047f255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officeooo:rsid="004c1319"/>
    </style:style>
    <style:style style:name="T20" style:family="text">
      <style:text-properties officeooo:rsid="004d95d0"/>
    </style:style>
    <style:style style:name="T21" style:family="text">
      <style:text-properties officeooo:rsid="005581c4"/>
    </style:style>
    <style:style style:name="T22" style:family="text">
      <style:text-properties officeooo:rsid="0062dfd2"/>
    </style:style>
    <style:style style:name="T23" style:family="text">
      <style:text-properties officeooo:rsid="00632373"/>
    </style:style>
    <style:style style:name="T24" style:family="text">
      <style:text-properties officeooo:rsid="00649b14"/>
    </style:style>
    <style:style style:name="T25" style:family="text">
      <style:text-properties officeooo:rsid="00652110"/>
    </style:style>
    <style:style style:name="T26" style:family="text">
      <style:text-properties officeooo:rsid="0065a3ec"/>
    </style:style>
    <style:style style:name="T27" style:family="text">
      <style:text-properties officeooo:rsid="006652da"/>
    </style:style>
    <style:style style:name="T28" style:family="text">
      <style:text-properties officeooo:rsid="00675a2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 egyes alkatrészek vastagsága 0.<text:span text:style-name="T22">365</text:span> mm*n értékre van beállítva, ahol n=300g/m<text:span text:style-name="T1">2</text:span>- es üvegszövet rétegek száma. <text:span text:style-name="T22">Vastagságok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Rétegek száma</text:p>
          </table:table-cell>
          <table:table-cell table:style-name="Table1.B1" office:value-type="string">
            <text:p text:style-name="P23">vastagság</text:p>
          </table:table-cell>
        </table:table-row>
        <table:table-row>
          <table:table-cell table:style-name="Table1.A2" office:value-type="string">
            <text:p text:style-name="P23">7</text:p>
          </table:table-cell>
          <table:table-cell table:style-name="Table1.B2" office:value-type="string">
            <text:p text:style-name="P23">2.56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B2" office:value-type="string">
            <text:p text:style-name="P23">2.92</text:p>
          </table:table-cell>
        </table:table-row>
        <table:table-row>
          <table:table-cell table:style-name="Table1.A2" office:value-type="string">
            <text:p text:style-name="P23">10</text:p>
          </table:table-cell>
          <table:table-cell table:style-name="Table1.B2" office:value-type="string">
            <text:p text:style-name="P23">3.65</text:p>
          </table:table-cell>
        </table:table-row>
        <table:table-row>
          <table:table-cell table:style-name="Table1.A2" office:value-type="string">
            <text:p text:style-name="P23">11</text:p>
          </table:table-cell>
          <table:table-cell table:style-name="Table1.B2" office:value-type="string">
            <text:p text:style-name="P23">4.02</text:p>
          </table:table-cell>
        </table:table-row>
        <table:table-row>
          <table:table-cell table:style-name="Table1.A2" office:value-type="string">
            <text:p text:style-name="P24">12</text:p>
          </table:table-cell>
          <table:table-cell table:style-name="Table1.B2" office:value-type="string">
            <text:p text:style-name="P24">4.38</text:p>
          </table:table-cell>
        </table:table-row>
      </table:table>
      <text:p text:style-name="P1"/>
      <text:p text:style-name="P1">A részletek és kapcsolódások laminálása a <text:a xlink:type="simple" xlink:href="http://www.gl-group.com/infoServices/rules/pdfs/gl_i-3-3_e.pdf" text:style-name="Internet_20_link" text:visited-style-name="Visited_20_Internet_20_Link">GL-i-3-3</text:a> <text:s/><text:span text:style-name="T2">1.B. fejezete [GL] alapján történjen.</text:span></text:p>
      <text:p text:style-name="P2">A hajótest külseje 0.4-0.6 mm vastag gelcoat-al legyen fedve.</text:p>
      <text:p text:style-name="P3">A modellben az elemek építési sorrendben szerepelnek. <text:span text:style-name="T8">A főegységek részei (a door elem előtt szereplő elemek) egységet alkotnak, azokat a GL 6.1.3 (1.18-as ábra) szerint kell egymáshoz laminálni.</text:span></text:p>
      <text:p text:style-name="P4">A door és a további elemek a mast elem előtt külön-<text:span text:style-name="T9">külön</text:span> egységként készítendőek.</text:p>
      <text:p text:style-name="P4">A mast és a további elemek nem gyártandóak, a modellben a hidrosztatikai számítások és a teljesség kedvéért szerepelnek.</text:p>
      <text:p text:style-name="P1"/>
      <text:p text:style-name="P1">Kivételek:</text:p>
      <text:list xml:id="list8108991838873301007" text:style-name="L1">
        <text:list-item>
          <text:p text:style-name="P7">a héjazat a 0.<text:span text:style-name="T7">32</text:span>-<text:span text:style-name="T27">e</text:span>s waterline alatt <text:span text:style-name="T27">elöl (a fartól számított 4.2m előtt) 11, hátul 10</text:span>, felette <text:span text:style-name="T28">elöl 8, hátul 7 </text:span>réteg.</text:p>
        </text:list-item>
        <text:list-item>
          <text:p text:style-name="P7">a kiel 47<text:span text:style-name="T3">6</text:span>mm szélességű, összesen <text:span text:style-name="T26">23</text:span> réteg<text:span text:style-name="T3">ű. Oly módon, hogy a héjazat (beleértve a fart is) két felének 11-11 rétege legalább 238 mm-el a túloldalra tulnyúlik és átlapolódik, amire egy réteg 476mm szélességű borítás kerül. (lásd GL 6.1.3 (1.17-es ábra))</text:span></text:p>
        </text:list-item>
        <text:list-item>
          <text:p text:style-name="P9">A következő alkatrészek legalább 8 cm széles maganyagon <text:span text:style-name="T22">10</text:span> réteg üvegszövetet tartalmaznak.<text:line-break/><text:span text:style-name="T14">A modellen az alkatrészek elhelyezkedését jelöltem.</text:span> <text:span text:style-name="T15">A maganyagnak mechanikai funkciója nincs. </text:span>A maganyag magassága legalább:</text:p>
          <text:list>
            <text:list-item>
              <text:p text:style-name="P9">bottom mid stiffener: 4.<text:span text:style-name="T22">5</text:span> cm</text:p>
            </text:list-item>
            <text:list-item>
              <text:p text:style-name="P9">aft side girder: <text:span text:style-name="T23">5</text:span>.5 cm</text:p>
            </text:list-item>
            <text:list-item>
              <text:p text:style-name="P9">fore cabin stiffener <text:span text:style-name="T12">0/</text:span>1/2: 0.3<text:span text:style-name="T27">2</text:span> alatt 4.<text:span text:style-name="T23">5</text:span> cm, 0.3 felett <text:span text:style-name="T24">3.6</text:span> cm</text:p>
            </text:list-item>
            <text:list-item>
              <text:p text:style-name="P9">mid cabin stiffener 1/2: 0.3<text:span text:style-name="T27">2</text:span> alatt <text:span text:style-name="T25">5</text:span>.5 cm, 0.3 felett <text:span text:style-name="T25">3</text:span> cm</text:p>
            </text:list-item>
            <text:list-item>
              <text:p text:style-name="P10">cockpit stiffener <text:span text:style-name="T11">1/2: 0.32 alatt 4.7 cm, 0.3 felett 3 cm</text:span></text:p>
            </text:list-item>
            <text:list-item>
              <text:p text:style-name="P11">mast stiffener fore/aft: <text:span text:style-name="T16">5.5 cm</text:span></text:p>
            </text:list-item>
            <text:list-item>
              <text:p text:style-name="P11">ama girder: ama bulkhead 3 előtt <text:span text:style-name="T25">5.7</text:span> cm, utána <text:span text:style-name="T25">5</text:span> cm</text:p>
            </text:list-item>
            <text:list-item>
              <text:p text:style-name="P11">ama stiffener 1/2/3: 0.3<text:span text:style-name="T27">2</text:span> alatt <text:span text:style-name="T25">5.7</text:span> cm, 0.3 felett <text:span text:style-name="T25">3.3</text:span> cm</text:p>
            </text:list-item>
            <text:list-item>
              <text:p text:style-name="P11">ama stiffener 4/5/6/7/8: <text:span text:style-name="T13">0.32 alatt 4.8 cm, felette 3 cm</text:span></text:p>
            </text:list-item>
          </text:list>
        </text:list-item>
      </text:list>
      <text:p text:style-name="P1"/>
      <text:p text:style-name="P1">További erősítések, <text:span text:style-name="T4">részletek:</text:span></text:p>
      <text:list xml:id="list5235143920857022756" text:style-name="L2">
        <text:list-item>
          <text:p text:style-name="P12">A kabin bejárat<text:span text:style-name="T20">ot</text:span> <text:span text:style-name="T20">hátsó részén ajtó, a tetején elhúzható lap zárja. A tetőn a sín kiemelt, a fedett rész végén felkunkorodással, sarkain vízelvezető nyílással. A szerkezet része egy függőleges-hosszanti erősítés. A részleteket a door detail.dxf tartalmazza. A megadott méretek a 10x-es nagyítás miatt tizedmilliméterben vannak.</text:span></text:p>
        </text:list-item>
        <text:list-item>
          <text:p text:style-name="P13">A front aka kapcsolódási pontjánál a hajótest 10cm-es szélesítést kap. A mast stiffenerek oldalfala ezen a szakaszon a szélesítés széléig tart, és azokkal párhuzamosan egy 7 rétegből készült lemez kerül kialakításra a szélesítés középvonalában. Az aka végén annak megfelelő alakú idom kerüljön kialakításra, amely benyúlik a deckre 15 cm mélyen, és az aka aljánál 8 rétegű szakállat tartalmaz. A deckre benyúló részre és az aka alatti negatív szakaszra 2x20 mm <text:soft-page-break/>széles saválló lemezből készült csíkok kerüljenek. A lemezcsíkok párjai azokkal szemben a hajótest belsején legyen. A csíkok középvonalában <text:span text:style-name="T17">Ø</text:span><text:span text:style-name="T18"> 10mm furatok legyenek. Az elrendezés nem méretarányos, sematikus rajza a fore aka detail.dxf állományban található. </text:span><text:span text:style-name="T19">Az azon található méretek minimum méretek.</text:span></text:p>
        </text:list-item>
        <text:list-item>
          <text:p text:style-name="P14">A cockpit hátsó része lezá</text:p>
        </text:list-item>
        <text:list-item>
          <text:p text:style-name="P15">A back aka kapcsolódásánál lévő darabok (side,main deck, cockpit wall) kivágásra kerülnek oly módon, hogy az aka teteje a main deck síkjába kerüljön. Az aka alsó síkjai alatt azzal megegyező rétegrendű erősítés (aka erősítés) kerül a side és a cockpit wall közé. A side és a cockpit wall egy háromszög alakú erősítést kap, amelynek pontjai az aka erősítés két felső pontja, valamint az aka erősítés alsó pontjától 20cm-re mért pont. Az aka erősítés, a side/cockpit wall erősítés és az under-cockpit bulkhead aft alkatrészek rétegei egymással átlapol<text:span text:style-name="T5">va egy szerkezetet alkotnak. FIXME: ábra</text:span></text:p>
        </text:list-item>
        <text:list-item>
          <text:p text:style-name="P16">FIXME: fukszablak erősítés, vasalat.</text:p>
        </text:list-item>
        <text:list-item>
          <text:p text:style-name="P17">A cocpit decken <text:span text:style-name="T21">vízhatlanul zárható körkörös decknyílások, a cockpit oldalán cockpitdobozok vannak. A cockpitdobozok körül vízelvezető, és a cockpit stifenerrel összefüggő megerősítés legyen kialakítva. A részleteket a cockpit layout.dxf tartalmazza. A cockpitdobozok kidolgozását egy doboznál ábrázoltuk, a többit is ennek megfelelően kell.</text:span></text:p>
        </text:list-item>
        <text:list-item>
          <text:p text:style-name="P18">A faron a cockpit deck tárolónyílásának vízelvezetője és motortartó bak kerül kialakításra (FIXME: ábra) </text:p>
        </text:list-item>
        <text:list-item>
          <text:p text:style-name="P19">A cockpit wall-on <text:s/>mindkét rekeszhez vízhatlanul zárható tárolónyílás kerül kialakításra, amelynek fedelében tároló van. A nyílás széle megerősített. FIXME: ábra, motort be lehessen tenni a hátsóba.</text:p>
        </text:list-item>
        <text:list-item>
          <text:p text:style-name="P20">Az árbóc talpazatának és a kabintetőn (cabin top) való átvezetésének kialakítása az árbóc birtokában történik. FIXME: erősítés</text:p>
        </text:list-item>
        <text:list-item>
          <text:p text:style-name="P21">A <text:span text:style-name="T6">seat/bunk horizontal elemek kivehetőek. Végeiken és a hornyolás határán összecsúszást akadályozó fül legyen lefelé, és lukak legyenek rajta hogy meg lehessen fogni. 1cm-es rétegelt lemezből is készülhet, akkor nem kellenek fülek. A bunk/seat side, cabin seat wall, bunk wall elemek hornyolásának mélysége a horizontal elemek vastagságához igazodik (5 mm GRP, 1 cm rétegelt lemez esetén)</text:span></text:p>
        </text:list-item>
        <text:list-item>
          <text:p text:style-name="P22">A fore cabin stiffener <text:span text:style-name="T10">0.3 feletti szakasza 5</text:span> cm magasságú, 8cm szélességű magon 7 réteg üveget tartalmaz, a modell a hozzávetőleges helyzetet jelöli. <text:span text:style-name="T10">Alsó szakasza</text:span>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2:35:46.454290764</meta:creation-date>
    <meta:generator>LibreOffice/5.1.4.2$Linux_X86_64 LibreOffice_project/10m0$Build-2</meta:generator>
    <dc:date>2016-08-19T09:47:33.324403239</dc:date>
    <meta:editing-duration>P2DT7H13M54S</meta:editing-duration>
    <meta:editing-cycles>55</meta:editing-cycles>
    <meta:document-statistic meta:table-count="1" meta:image-count="0" meta:object-count="0" meta:page-count="2" meta:paragraph-count="43" meta:word-count="741" meta:character-count="4881" meta:non-whitespace-character-count="4203"/>
  </office:meta>
</office:document-meta>
</file>